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ext_20_body">
      <style:text-properties fo:language="pt" fo:country="BR" style:font-name-complex="Arial"/>
    </style:style>
    <style:style style:name="P13" style:family="paragraph" style:parent-style-name="Text_20_body" style:list-style-name="L2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">
      <style:paragraph-properties fo:margin-top="0.199cm" fo:margin-bottom="0.199cm"/>
    </style:style>
    <style:style style:name="P20" style:family="paragraph" style:parent-style-name="Text_20_body" style:list-style-name="L3">
      <style:paragraph-properties fo:margin-top="0.199cm" fo:margin-bottom="0.199cm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font-style-complex="italic"/>
    </style:style>
    <style:style style:name="T5" style:family="text">
      <style:text-properties style:font-name="Tahoma1" fo:font-size="10pt" style:font-size-asian="10pt" style:font-name-complex="Arial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Food Delivery Web</text:p>
      <text:p text:style-name="P2">Documento de Visã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3">
            <text:p text:style-name="P3">13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Original</text:p>
          </table:table-cell>
          <table:table-cell table:style-name="Tabela1.D2" office:value-type="string">
            <text:p text:style-name="P3">Pedro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Manter Cliente</text:p>
      <text:h text:style-name="P22" text:outline-level="1">Breve Descrição</text:h>
      <text:p text:style-name="Text_20_body">Este caso de uso permite a manutenção do cadastro de clientes e consulta às informações dos clientes.</text:p>
      <text:h text:style-name="P22" text:outline-level="1">Referências </text:h>
      <text:p text:style-name="Text_20_body">Não há.</text:p>
      <text:h text:style-name="P22" text:outline-level="1">Atores</text:h>
      <text:p text:style-name="Text_20_body">Administrador</text:p>
      <text:h text:style-name="Heading_20_1" text:outline-level="1"><text:span text:style-name="T2">Pré-condições</text:span></text:h>
      <text:p text:style-name="Text_20_body">Não há.</text:p>
      <text:h text:style-name="P22" text:outline-level="1">Fluxos de Eventos</text:h>
      <text:h text:style-name="Heading_20_2" text:outline-level="2">Fluxo Básico</text:h>
      <text:p text:style-name="Text_20_body">Este caso de uso começa quando o Administrador seleciona a opção manter cliente na tela principal da administração.</text:p>
      <text:list xml:id="list41482123" text:style-name="L1">
        <text:list-item>
          <text:list>
            <text:list-item>
              <text:list>
                <text:list-item>
                  <text:p text:style-name="P19">O Sistema apresenta uma grade com os dez primeiros clientes segundo ordem alfabética por email mostrando email, nome, CPF e CEP e opções para mostrar os próximos e os anteriores. Exibe um painel com campo para filtro de email e um controle para efetivar o filtro e outro painel com opções para permitir a inclusão, alteração e exclusão de um cliente por vez dos listados na grade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2">A1 – Próximos</text:p>
      <text:p text:style-name="Text_20_body">Se no passo 1 do fluxo básico o ator seleciona a opção próximos então: </text:p>
      <text:list xml:id="list41580283" text:style-name="L3">
        <text:list-item>
          <text:list>
            <text:list-item>
              <text:list>
                <text:list-item>
                  <text:p text:style-name="P20"><text:soft-page-break/>A grade com os clientes é atualizada com os próximos dez clientes seguindo a mesma ordem.</text:p>
                </text:list-item>
                <text:list-item>
                  <text:p text:style-name="P20"><text:s/>O Sistema retorna ao passo 1 do fluxo básico.</text:p>
                </text:list-item>
              </text:list>
            </text:list-item>
          </text:list>
        </text:list-item>
      </text:list>
      <text:p text:style-name="Text_20_body"><text:span text:style-name="T3">A2 – Anteriores</text:span></text:p>
      <text:p text:style-name="Text_20_body"><text:span text:style-name="T3">Se no passo 1 do fluxo básico o ator seleciona a opção anteriores então:</text:span></text:p>
      <text:list xml:id="list41568284" text:style-name="L2">
        <text:list-item>
          <text:list>
            <text:list-item>
              <text:list>
                <text:list-item>
                  <text:p text:style-name="P13"><text:span text:style-name="T3">A grade com os clientes é atualizada com os dez clientes anteriores seguindo a ordem.</text:span></text:p>
                </text:list-item>
                <text:list-item>
                  <text:p text:style-name="P13"><text:span text:style-name="T3">O Sistema retorna ao passo 1 do fluxo básico.</text:span></text:p>
                </text:list-item>
              </text:list>
            </text:list-item>
          </text:list>
        </text:list-item>
      </text:list>
      <text:p text:style-name="Text_20_body"><text:span text:style-name="T3">A3 – Filtro por email</text:span></text:p>
      <text:p text:style-name="Text_20_body"><text:span text:style-name="T3">Se no passo 1 do fluxo básico o ator preencher o campo de filtro por email e seleciona opção que ativa o filtro então:</text:span></text:p>
      <text:list xml:id="list41590221" text:style-name="L4">
        <text:list-item>
          <text:list>
            <text:list-item>
              <text:list>
                <text:list-item>
                  <text:p text:style-name="P14"><text:span text:style-name="T3">A grade com os clientes só mostra os clientes que seu tenham em seu email a totalidade ou parde do texto digitado no campo de filtro.</text:span></text:p>
                </text:list-item>
                <text:list-item>
                  <text:p text:style-name="P14"><text:span text:style-name="T3">O Sistema retorna ao passo 1 do fluxo básico.</text:span></text:p>
                </text:list-item>
              </text:list>
            </text:list-item>
          </text:list>
        </text:list-item>
      </text:list>
      <text:p text:style-name="Text_20_body"><text:span text:style-name="T3">A4 – Inclusão</text:span></text:p>
      <text:p text:style-name="Text_20_body"><text:span text:style-name="T3">Se no passo 1 do fluxo básico o ator seleciona a opção inclusão então:</text:span></text:p>
      <text:list xml:id="list41624149" text:style-name="L5">
        <text:list-item>
          <text:list>
            <text:list-item>
              <text:list>
                <text:list-item>
                  <text:p text:style-name="P15"><text:span text:style-name="T3">O sistema exibe um formulário com os campos: <text:s/></text:span><text:span text:style-name="T5">nome, email, senha, endereço, ponto de referência, CEP, telefone fixo, celular, data de nascimento, sexo e CPF em brancos para preenchimento e as opções para salvar e voltar.</text:span></text:p>
                </text:list-item>
                <text:list-item>
                  <text:p text:style-name="P15"><text:span text:style-name="T5">O ator informa os valores dos campos.</text:span></text:p>
                </text:list-item>
                <text:list-item>
                  <text:p text:style-name="P15"><text:span text:style-name="T5">O ator seleciona a opção para salvar os dados.</text:span></text:p>
                </text:list-item>
                <text:list-item>
                  <text:p text:style-name="P15"><text:span text:style-name="T5">O sistema inclui os dados na base de dados e exibe a mensagem “Cliente cadastrado com sucesso”.</text:span></text:p>
                </text:list-item>
                <text:list-item>
                  <text:p text:style-name="P15"><text:span text:style-name="T5">O Sistema retorna ao passo 1 do fluxo básico.</text:span></text:p>
                </text:list-item>
              </text:list>
            </text:list-item>
          </text:list>
        </text:list-item>
      </text:list>
      <text:p text:style-name="Text_20_body"><text:span text:style-name="T3">A5 – Alteração</text:span></text:p>
      <text:p text:style-name="Text_20_body"><text:span text:style-name="T3">Se no passo 1 do fluxo básico o ator seleciona na grade de clientes a linha para alteração e seleciona a opção alteração então:</text:span></text:p>
      <text:list xml:id="list42206691" text:style-name="L7">
        <text:list-item>
          <text:list>
            <text:list-item>
              <text:list>
                <text:list-item>
                  <text:p text:style-name="P16"><text:span text:style-name="T3">O sistema exibe um formulário com os campos: <text:s/></text:span><text:span text:style-name="T5">nome, email, senha, endereço, ponto de referência, CEP, telefone fixo, celular, data de nascimento, sexo e CPF com os valores salvos no banco de dados para alteração e as opções para salvar e voltar</text:span></text:p>
                </text:list-item>
                <text:list-item>
                  <text:p text:style-name="P16"><text:span text:style-name="T5">O ator altera os valores dos campos necessários (exceto o email).</text:span></text:p>
                </text:list-item>
                <text:list-item>
                  <text:p text:style-name="P16"><text:span text:style-name="T5">O ator seleciona a opção para salvar os dados.</text:span></text:p>
                </text:list-item>
                <text:list-item>
                  <text:p text:style-name="P16"><text:soft-page-break/><text:span text:style-name="T5">O Sistema atualiza os dados na base de dados e exibe a mensagem “Cliente atualizado com sucesso”.</text:span></text:p>
                </text:list-item>
                <text:list-item>
                  <text:p text:style-name="P16"><text:span text:style-name="T5">O Sistema retorna ao passo 1 do fluxo básico.</text:span></text:p>
                </text:list-item>
              </text:list>
            </text:list-item>
          </text:list>
        </text:list-item>
      </text:list>
      <text:p text:style-name="Text_20_body"><text:span text:style-name="T3">A6 – Exclusão</text:span></text:p>
      <text:p text:style-name="Text_20_body"><text:span text:style-name="T3">Se no passo 1 do fluxo básico o ator seleciona na grade de clientes a linha para exclusão e seleciona a opção exclusão então:</text:span></text:p>
      <text:list xml:id="list42558658" text:style-name="L9">
        <text:list-item>
          <text:list>
            <text:list-item>
              <text:list>
                <text:list-item>
                  <text:p text:style-name="P18"><text:span text:style-name="T5">O Sistema exclui todos os pedidos do registro selecionado (UC6) e exclui os dados deste registro na base de dados e exibe a mensagem “Cliente excluido com sucesso”.</text:span></text:p>
                </text:list-item>
                <text:list-item>
                  <text:p text:style-name="P18"><text:span text:style-name="T5">O Sistema retorna ao passo 1 do fluxo básico.</text:span></text:p>
                </text:list-item>
              </text:list>
            </text:list-item>
          </text:list>
        </text:list-item>
      </text:list>
      <text:h text:style-name="P22" text:outline-level="1">Pontos de Extensão</text:h>
      <text:p text:style-name="Text_20_body">Não há.</text:p>
      <text:h text:style-name="P22" text:outline-level="1">Casos de Uso Incluídos</text:h>
      <text:p text:style-name="Text_20_body">Não há.</text:p>
      <text:h text:style-name="Heading_20_1" text:outline-level="1"><text:span text:style-name="T2">Pós-Condições</text:span></text:h>
      <text:h text:style-name="P22" text:outline-level="1">Outros Diagramas</text:h>
      <text:p text:style-name="P2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 - Manter Cliente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3T23:16:35.03</dc:date>
    <meta:editing-cycles>15</meta:editing-cycles>
    <meta:editing-duration>PT02H17M08S</meta:editing-duration>
    <meta:generator>BrOffice.org/3.1$Win32 OpenOffice.org_project/310m19$Build-9420</meta:generator>
    <meta:document-statistic meta:table-count="1" meta:image-count="0" meta:object-count="0" meta:page-count="3" meta:paragraph-count="64" meta:word-count="625" meta:character-count="3329"/>
    <meta:user-defined meta:name="ReqProMenus" meta:value-type="boolean">false</meta:user-defined>
  </office:meta>
</office:document-meta>
</file>